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Matriz_5f_de_5f_confusao1" style:display-name="Matriz_de_confusao1" style:family="table">
      <style:table-properties style:width="17cm" table:align="margins"/>
    </style:style>
    <style:style style:name="Matriz_5f_de_5f_confusao1.A" style:display-name="Matriz_de_confusao1.A" style:family="table-column">
      <style:table-column-properties style:column-width="1.416cm" style:rel-column-width="5460*"/>
    </style:style>
    <style:style style:name="Matriz_5f_de_5f_confusao1.F" style:display-name="Matriz_de_confusao1.F" style:family="table-column">
      <style:table-column-properties style:column-width="1.418cm" style:rel-column-width="5466*"/>
    </style:style>
    <style:style style:name="Matriz_5f_de_5f_confusao1.L" style:display-name="Matriz_de_confusao1.L" style:family="table-column">
      <style:table-column-properties style:column-width="1.416cm" style:rel-column-width="5463*"/>
    </style:style>
    <style:style style:name="Matriz_5f_de_5f_confusao1.A1" style:display-name="Matriz_de_confusao1.A1" style:family="table-cell">
      <style:table-cell-properties fo:padding="0.097cm" fo:border-left="0.05pt solid #000000" fo:border-right="none" fo:border-top="0.05pt solid #000000" fo:border-bottom="0.05pt solid #000000"/>
    </style:style>
    <style:style style:name="Matriz_5f_de_5f_confusao1.L1" style:display-name="Matriz_de_confusao1.L1" style:family="table-cell">
      <style:table-cell-properties fo:padding="0.097cm" fo:border="0.05pt solid #000000"/>
    </style:style>
    <style:style style:name="Matriz_5f_de_5f_confusao1.A2" style:display-name="Matriz_de_confusao1.A2" style:family="table-cell">
      <style:table-cell-properties fo:padding="0.097cm" fo:border-left="0.05pt solid #000000" fo:border-right="none" fo:border-top="none" fo:border-bottom="0.05pt solid #000000"/>
    </style:style>
    <style:style style:name="Matriz_5f_de_5f_confusao1.B2" style:display-name="Matriz_de_confusao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atriz_5f_de_5f_confusao1.D2" style:display-name="Matriz_de_confusao1.D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Matriz_5f_de_5f_confusao1.E2" style:display-name="Matriz_de_confusao1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Matriz_5f_de_5f_confusao1.L2" style:display-name="Matriz_de_confusao1.L2" style:family="table-cell">
      <style:table-cell-properties fo:padding="0.097cm" fo:border-left="0.05pt solid #000000" fo:border-right="0.05pt solid #000000" fo:border-top="none" fo:border-bottom="0.05pt solid #000000"/>
    </style:style>
    <style:style style:name="Matriz_5f_de_5f_confusao1.G3" style:display-name="Matriz_de_confusao1.G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Matriz_5f_de_5f_confusao1.L3" style:display-name="Matriz_de_confusao1.L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atriz_5f_de_5f_confusao1.D4" style:display-name="Matriz_de_confusao1.D4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Matriz_5f_de_5f_confusao1.L5" style:display-name="Matriz_de_confusao1.L5" style:family="table-cell">
      <style:table-cell-properties fo:padding="0.097cm" fo:border-left="0.05pt solid #000000" fo:border-right="0.05pt solid #000000" fo:border-top="none" fo:border-bottom="0.05pt solid #000000"/>
    </style:style>
    <style:style style:name="Matriz_5f_de_5f_confusao1.F6" style:display-name="Matriz_de_confusao1.F6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Matriz_5f_de_5f_confusao1.L6" style:display-name="Matriz_de_confusao1.L6" style:family="table-cell">
      <style:table-cell-properties fo:padding="0.097cm" fo:border-left="0.05pt solid #000000" fo:border-right="0.05pt solid #000000" fo:border-top="none" fo:border-bottom="0.05pt solid #000000"/>
    </style:style>
    <style:style style:name="Matriz_5f_de_5f_confusao1.L8" style:display-name="Matriz_de_confusao1.L8" style:family="table-cell">
      <style:table-cell-properties fo:padding="0.097cm" fo:border-left="0.05pt solid #000000" fo:border-right="0.05pt solid #000000" fo:border-top="none" fo:border-bottom="0.05pt solid #000000"/>
    </style:style>
    <style:style style:name="Matriz_5f_de_5f_confusao1.I9" style:display-name="Matriz_de_confusao1.I9" style:family="table-cell">
      <style:table-cell-properties fo:background-color="#111111" fo:padding="0.097cm" fo:border-left="0.05pt solid #000000" fo:border-right="none" fo:border-top="none" fo:border-bottom="0.05pt solid #000000">
        <style:background-image/>
      </style:table-cell-properties>
    </style:style>
    <style:style style:name="Matriz_5f_de_5f_confusao1.L9" style:display-name="Matriz_de_confusao1.L9" style:family="table-cell">
      <style:table-cell-properties fo:padding="0.097cm" fo:border-left="0.05pt solid #000000" fo:border-right="0.05pt solid #000000" fo:border-top="none" fo:border-bottom="0.05pt solid #000000"/>
    </style:style>
    <style:style style:name="Matriz_5f_de_5f_confusao1.L10" style:display-name="Matriz_de_confusao1.L10" style:family="table-cell">
      <style:table-cell-properties fo:padding="0.097cm" fo:border-left="0.05pt solid #000000" fo:border-right="0.05pt solid #000000" fo:border-top="none" fo:border-bottom="0.05pt solid #000000"/>
    </style:style>
    <style:style style:name="Matriz_5f_de_5f_confusao1.H11" style:display-name="Matriz_de_confusao1.H11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Matriz_5f_de_5f_confusao1.L11" style:display-name="Matriz_de_confusao1.L11" style:family="table-cell">
      <style:table-cell-properties fo:padding="0.097cm" fo:border-left="0.05pt solid #000000" fo:border-right="0.05pt solid #000000" fo:border-top="none" fo:border-bottom="0.05pt solid #000000"/>
    </style:style>
    <style:style style:name="Matriz_5f_de_5f_confusao1.L12" style:display-name="Matriz_de_confusao1.L12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f3e37" officeooo:paragraph-rsid="001f3e37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3e37" officeooo:paragraph-rsid="001f3e3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586ab" officeooo:paragraph-rsid="002586a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76f19" officeooo:paragraph-rsid="00276f19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7c5a6" officeooo:paragraph-rsid="0027c5a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96fe0" officeooo:paragraph-rsid="00296fe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977d7" officeooo:paragraph-rsid="002977d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30595" officeooo:paragraph-rsid="00230595"/>
    </style:style>
    <style:style style:name="P9" style:family="paragraph" style:parent-style-name="Table_20_Contents">
      <style:paragraph-properties fo:text-align="center" style:justify-single-word="false"/>
      <style:text-properties officeooo:rsid="0023c369" officeooo:paragraph-rsid="0023c369"/>
    </style:style>
    <style:style style:name="P10" style:family="paragraph" style:parent-style-name="Table_20_Contents">
      <style:paragraph-properties fo:text-align="center" style:justify-single-word="false"/>
      <style:text-properties officeooo:rsid="002586ab" officeooo:paragraph-rsid="002586ab"/>
    </style:style>
    <style:style style:name="P11" style:family="paragraph" style:parent-style-name="Table_20_Contents">
      <style:paragraph-properties fo:text-align="center" style:justify-single-word="false"/>
      <style:text-properties officeooo:rsid="00276f19" officeooo:paragraph-rsid="00276f19"/>
    </style:style>
    <style:style style:name="P12" style:family="paragraph" style:parent-style-name="Table_20_Contents">
      <style:paragraph-properties fo:text-align="center" style:justify-single-word="false"/>
      <style:text-properties officeooo:rsid="0027c5a6" officeooo:paragraph-rsid="0027c5a6"/>
    </style:style>
    <style:style style:name="P13" style:family="paragraph" style:parent-style-name="Table_20_Contents">
      <style:paragraph-properties fo:text-align="center" style:justify-single-word="false"/>
      <style:text-properties officeooo:rsid="00296fe0" officeooo:paragraph-rsid="00296fe0"/>
    </style:style>
    <style:style style:name="P14" style:family="paragraph" style:parent-style-name="Table_20_Contents">
      <style:paragraph-properties fo:text-align="center" style:justify-single-word="false"/>
      <style:text-properties officeooo:rsid="002977d7" officeooo:paragraph-rsid="002977d7"/>
    </style:style>
    <style:style style:name="P15" style:family="paragraph" style:parent-style-name="Table_20_Contents">
      <style:paragraph-properties fo:text-align="center" style:justify-single-word="false"/>
      <style:text-properties officeooo:rsid="0027c5a6" officeooo:paragraph-rsid="0027c5a6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f3e37" officeooo:paragraph-rsid="001f3e3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0d0b7" officeooo:paragraph-rsid="0030d0b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paragraph-rsid="002f3998"/>
    </style:style>
    <style:style style:name="P19" style:family="paragraph" style:parent-style-name="Table_20_Contents">
      <style:paragraph-properties fo:text-align="center" style:justify-single-word="false"/>
      <style:text-properties officeooo:rsid="002f3998" officeooo:paragraph-rsid="002f3998"/>
    </style:style>
    <style:style style:name="P20" style:family="paragraph" style:parent-style-name="Table_20_Contents">
      <style:paragraph-properties fo:text-align="center" style:justify-single-word="false"/>
      <style:text-properties officeooo:rsid="002fab02" officeooo:paragraph-rsid="002fab02"/>
    </style:style>
    <style:style style:name="P21" style:family="paragraph" style:parent-style-name="Table_20_Contents">
      <style:paragraph-properties fo:text-align="center" style:justify-single-word="false"/>
      <style:text-properties officeooo:rsid="0030d0b7" officeooo:paragraph-rsid="0030d0b7"/>
    </style:style>
    <style:style style:name="T1" style:family="text">
      <style:text-properties fo:font-weight="bold" officeooo:rsid="002f399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atriz_de_confusao1" table:style-name="Matriz_5f_de_5f_confusao1">
        <table:table-column table:style-name="Matriz_5f_de_5f_confusao1.A" table:number-columns-repeated="5"/>
        <table:table-column table:style-name="Matriz_5f_de_5f_confusao1.F"/>
        <table:table-column table:style-name="Matriz_5f_de_5f_confusao1.A" table:number-columns-repeated="4"/>
        <table:table-column table:style-name="Matriz_5f_de_5f_confusao1.F"/>
        <table:table-column table:style-name="Matriz_5f_de_5f_confusao1.L"/>
        <table:table-row>
          <table:table-cell table:style-name="Matriz_5f_de_5f_confusao1.A1" office:value-type="string">
            <text:p text:style-name="Table_20_Contents"/>
          </table:table-cell>
          <table:table-cell table:style-name="Matriz_5f_de_5f_confusao1.A1" office:value-type="string">
            <text:p text:style-name="P2">AC</text:p>
          </table:table-cell>
          <table:table-cell table:style-name="Matriz_5f_de_5f_confusao1.A1" office:value-type="string">
            <text:p text:style-name="P2">AL</text:p>
          </table:table-cell>
          <table:table-cell table:style-name="Matriz_5f_de_5f_confusao1.A1" office:value-type="string">
            <text:p text:style-name="P2">CA</text:p>
          </table:table-cell>
          <table:table-cell table:style-name="Matriz_5f_de_5f_confusao1.A1" office:value-type="string">
            <text:p text:style-name="P2">PE</text:p>
          </table:table-cell>
          <table:table-cell table:style-name="Matriz_5f_de_5f_confusao1.A1" office:value-type="string">
            <text:p text:style-name="P2">SA</text:p>
          </table:table-cell>
          <table:table-cell table:style-name="Matriz_5f_de_5f_confusao1.A1" office:value-type="string">
            <text:p text:style-name="P2">OI</text:p>
          </table:table-cell>
          <table:table-cell table:style-name="Matriz_5f_de_5f_confusao1.A1" office:value-type="string">
            <text:p text:style-name="P2">VC</text:p>
          </table:table-cell>
          <table:table-cell table:style-name="Matriz_5f_de_5f_confusao1.A1" office:value-type="string">
            <text:p text:style-name="P2">VN</text:p>
          </table:table-cell>
          <table:table-cell table:style-name="Matriz_5f_de_5f_confusao1.A1" office:value-type="string">
            <text:p text:style-name="P2">CO</text:p>
          </table:table-cell>
          <table:table-cell table:style-name="Matriz_5f_de_5f_confusao1.A1" office:value-type="string">
            <text:p text:style-name="P2">BN</text:p>
          </table:table-cell>
          <table:table-cell table:style-name="Matriz_5f_de_5f_confusao1.L1" office:value-type="string">
            <text:p text:style-name="P2">BD</text:p>
          </table:table-cell>
        </table:table-row>
        <table:table-row>
          <table:table-cell table:style-name="Matriz_5f_de_5f_confusao1.A2" office:value-type="string">
            <text:p text:style-name="P2">AC</text:p>
          </table:table-cell>
          <table:table-cell table:style-name="Matriz_5f_de_5f_confusao1.B2" office:value-type="string">
            <text:p text:style-name="P18"><text:span text:style-name="T1">2</text:span></text:p>
          </table:table-cell>
          <table:table-cell table:style-name="Matriz_5f_de_5f_confusao1.A2" office:value-type="string">
            <text:p text:style-name="P8">0</text:p>
          </table:table-cell>
          <table:table-cell table:style-name="Matriz_5f_de_5f_confusao1.D2" office:value-type="string">
            <text:p text:style-name="P19">1</text:p>
          </table:table-cell>
          <table:table-cell table:style-name="Matriz_5f_de_5f_confusao1.E2" office:value-type="string">
            <text:p text:style-name="P20">3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2" office:value-type="string">
            <text:p text:style-name="P20">1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B2" office:value-type="string">
            <text:p text:style-name="P19">2</text:p>
          </table:table-cell>
          <table:table-cell table:style-name="Matriz_5f_de_5f_confusao1.D2" office:value-type="string">
            <text:p text:style-name="P19">1</text:p>
          </table:table-cell>
          <table:table-cell table:style-name="Matriz_5f_de_5f_confusao1.L2" office:value-type="string">
            <text:p text:style-name="P1">0</text:p>
          </table:table-cell>
        </table:table-row>
        <table:table-row>
          <table:table-cell table:style-name="Matriz_5f_de_5f_confusao1.A2" office:value-type="string">
            <text:p text:style-name="P2">AL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B2" office:value-type="string">
            <text:p text:style-name="P17">2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2" office:value-type="string">
            <text:p text:style-name="P21">1</text:p>
          </table:table-cell>
          <table:table-cell table:style-name="Matriz_5f_de_5f_confusao1.G3" office:value-type="string">
            <text:p text:style-name="P21">5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2" office:value-type="string">
            <text:p text:style-name="P21">1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L3" office:value-type="string">
            <text:p text:style-name="P21">1</text:p>
          </table:table-cell>
        </table:table-row>
        <table:table-row>
          <table:table-cell table:style-name="Matriz_5f_de_5f_confusao1.A2" office:value-type="string">
            <text:p text:style-name="P2">CA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4" office:value-type="string">
            <text:p text:style-name="P3">7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B2" office:value-type="string">
            <text:p text:style-name="P10">2</text:p>
          </table:table-cell>
          <table:table-cell table:style-name="Matriz_5f_de_5f_confusao1.L3" office:value-type="string">
            <text:p text:style-name="P10">1</text:p>
          </table:table-cell>
        </table:table-row>
        <table:table-row>
          <table:table-cell table:style-name="Matriz_5f_de_5f_confusao1.A2" office:value-type="string">
            <text:p text:style-name="P2">PE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4" office:value-type="string">
            <text:p text:style-name="P6">7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E2" office:value-type="string">
            <text:p text:style-name="P13">3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L5" office:value-type="string">
            <text:p text:style-name="P1">0</text:p>
          </table:table-cell>
        </table:table-row>
        <table:table-row>
          <table:table-cell table:style-name="Matriz_5f_de_5f_confusao1.A2" office:value-type="string">
            <text:p text:style-name="P2">SA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E2" office:value-type="string">
            <text:p text:style-name="P13">3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F6" office:value-type="string">
            <text:p text:style-name="P6">6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2" office:value-type="string">
            <text:p text:style-name="P13">1</text:p>
          </table:table-cell>
          <table:table-cell table:style-name="Matriz_5f_de_5f_confusao1.L6" office:value-type="string">
            <text:p text:style-name="P1">0</text:p>
          </table:table-cell>
        </table:table-row>
        <table:table-row>
          <table:table-cell table:style-name="Matriz_5f_de_5f_confusao1.A2" office:value-type="string">
            <text:p text:style-name="P2">OI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4" office:value-type="string">
            <text:p text:style-name="P13">2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2" office:value-type="string">
            <text:p text:style-name="P12">1</text:p>
          </table:table-cell>
          <table:table-cell table:style-name="Matriz_5f_de_5f_confusao1.E2" office:value-type="string">
            <text:p text:style-name="P6">3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E2" office:value-type="string">
            <text:p text:style-name="P13">3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L3" office:value-type="string">
            <text:p text:style-name="P13">1</text:p>
          </table:table-cell>
        </table:table-row>
        <table:table-row>
          <table:table-cell table:style-name="Matriz_5f_de_5f_confusao1.A2" office:value-type="string">
            <text:p text:style-name="P2">VC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B2" office:value-type="string">
            <text:p text:style-name="P14">2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F6" office:value-type="string">
            <text:p text:style-name="P7">6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B2" office:value-type="string">
            <text:p text:style-name="P14">2</text:p>
          </table:table-cell>
          <table:table-cell table:style-name="Matriz_5f_de_5f_confusao1.L8" office:value-type="string">
            <text:p text:style-name="P1">0</text:p>
          </table:table-cell>
        </table:table-row>
        <table:table-row>
          <table:table-cell table:style-name="Matriz_5f_de_5f_confusao1.A2" office:value-type="string">
            <text:p text:style-name="P2">VN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I9" office:value-type="string">
            <text:p text:style-name="P7">1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L9" office:value-type="string">
            <text:p text:style-name="P1">0</text:p>
          </table:table-cell>
        </table:table-row>
        <table:table-row>
          <table:table-cell table:style-name="Matriz_5f_de_5f_confusao1.A2" office:value-type="string">
            <text:p text:style-name="P2">CO</text:p>
          </table:table-cell>
          <table:table-cell table:style-name="Matriz_5f_de_5f_confusao1.D2" office:value-type="string">
            <text:p text:style-name="P12">1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4" office:value-type="string">
            <text:p text:style-name="P12">2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G3" office:value-type="string">
            <text:p text:style-name="P5">5</text:p>
          </table:table-cell>
          <table:table-cell table:style-name="Matriz_5f_de_5f_confusao1.B2" office:value-type="string">
            <text:p text:style-name="P12">2</text:p>
          </table:table-cell>
          <table:table-cell table:style-name="Matriz_5f_de_5f_confusao1.L10" office:value-type="string">
            <text:p text:style-name="P1">0</text:p>
          </table:table-cell>
        </table:table-row>
        <table:table-row>
          <table:table-cell table:style-name="Matriz_5f_de_5f_confusao1.A2" office:value-type="string">
            <text:p text:style-name="P2">BN</text:p>
          </table:table-cell>
          <table:table-cell table:style-name="Matriz_5f_de_5f_confusao1.D4" office:value-type="string">
            <text:p text:style-name="P9">0</text:p>
          </table:table-cell>
          <table:table-cell table:style-name="Matriz_5f_de_5f_confusao1.D2" office:value-type="string">
            <text:p text:style-name="P11">1</text:p>
          </table:table-cell>
          <table:table-cell table:style-name="Matriz_5f_de_5f_confusao1.B2" office:value-type="string">
            <text:p text:style-name="P11">2</text:p>
          </table:table-cell>
          <table:table-cell table:style-name="Matriz_5f_de_5f_confusao1.D2" office:value-type="string">
            <text:p text:style-name="P11">1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D2" office:value-type="string">
            <text:p text:style-name="P11">1</text:p>
          </table:table-cell>
          <table:table-cell table:style-name="Matriz_5f_de_5f_confusao1.H11" office:value-type="string">
            <text:p text:style-name="P9">0</text:p>
          </table:table-cell>
          <table:table-cell table:style-name="Matriz_5f_de_5f_confusao1.B2" office:value-type="string">
            <text:p text:style-name="P11">2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E2" office:value-type="string">
            <text:p text:style-name="P4">3</text:p>
          </table:table-cell>
          <table:table-cell table:style-name="Matriz_5f_de_5f_confusao1.L11" office:value-type="string">
            <text:p text:style-name="P1">0</text:p>
          </table:table-cell>
        </table:table-row>
        <table:table-row>
          <table:table-cell table:style-name="Matriz_5f_de_5f_confusao1.A2" office:value-type="string">
            <text:p text:style-name="P2">BD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B2" office:value-type="string">
            <text:p text:style-name="P11">2</text:p>
          </table:table-cell>
          <table:table-cell table:style-name="Matriz_5f_de_5f_confusao1.D2" office:value-type="string">
            <text:p text:style-name="P11">1</text:p>
          </table:table-cell>
          <table:table-cell table:style-name="Matriz_5f_de_5f_confusao1.D2" office:value-type="string">
            <text:p text:style-name="P12">1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A2" office:value-type="string">
            <text:p text:style-name="P1">0</text:p>
          </table:table-cell>
          <table:table-cell table:style-name="Matriz_5f_de_5f_confusao1.L12" office:value-type="string">
            <text:p text:style-name="P5">6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0:26:23.445137489</meta:creation-date>
    <dc:date>2017-09-17T17:36:26.125092010</dc:date>
    <meta:editing-duration>PT4H52M7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144" meta:word-count="143" meta:character-count="167" meta:non-whitespace-character-count="166"/>
  </office:meta>
</office:document-meta>
</file>